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mic Sans MS" fo:font-size="12pt" fo:font-weight="normal" officeooo:rsid="0010ba32" officeooo:paragraph-rsid="00126ed6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Comic Sans MS" fo:font-size="12pt" fo:language="de" fo:country="DE" fo:font-weight="normal" officeooo:rsid="0010ba32" officeooo:paragraph-rsid="00126ed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omic Sans MS" fo:font-size="14pt" fo:language="de" fo:country="DE" style:text-underline-style="none" fo:font-weight="bold" officeooo:rsid="00092703" officeooo:paragraph-rsid="00126ed6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omic Sans MS" fo:font-size="14pt" fo:language="de" fo:country="DE" fo:font-weight="bold" officeooo:rsid="0008952d" officeooo:paragraph-rsid="0008952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mic Sans MS" fo:font-size="16pt" fo:language="de" fo:country="DE" fo:font-weight="bold" officeooo:rsid="0008952d" officeooo:paragraph-rsid="0008952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mic Sans MS" fo:language="de" fo:country="DE" officeooo:rsid="000dae67" officeooo:paragraph-rsid="0012a078"/>
    </style:style>
    <style:style style:name="P7" style:family="paragraph" style:parent-style-name="Standard">
      <style:paragraph-properties fo:text-align="justify" style:justify-single-word="false"/>
      <style:text-properties style:font-name="Comic Sans MS" fo:language="de" fo:country="DE" officeooo:rsid="000dae67" officeooo:paragraph-rsid="00126ed6"/>
    </style:style>
    <style:style style:name="P8" style:family="paragraph" style:parent-style-name="Standard">
      <style:paragraph-properties fo:text-align="justify" style:justify-single-word="false"/>
      <style:text-properties style:font-name="Comic Sans MS" fo:language="de" fo:country="DE" officeooo:rsid="00092703" officeooo:paragraph-rsid="0012a078"/>
    </style:style>
    <style:style style:name="P9" style:family="paragraph" style:parent-style-name="Standard">
      <style:paragraph-properties fo:text-align="justify" style:justify-single-word="false"/>
      <style:text-properties style:font-name="Comic Sans MS" fo:language="de" fo:country="DE" officeooo:rsid="00092703" officeooo:paragraph-rsid="00126ed6"/>
    </style:style>
    <style:style style:name="P10" style:family="paragraph" style:parent-style-name="Standard">
      <style:paragraph-properties fo:text-align="justify" style:justify-single-word="false"/>
      <style:text-properties style:font-name="Comic Sans MS" fo:language="de" fo:country="DE" officeooo:rsid="00092703" officeooo:paragraph-rsid="00092703"/>
    </style:style>
    <style:style style:name="P11" style:family="paragraph" style:parent-style-name="Standard">
      <style:paragraph-properties fo:text-align="justify" style:justify-single-word="false"/>
      <style:text-properties style:font-name="Comic Sans MS" fo:language="de" fo:country="DE" officeooo:rsid="00126ed6" officeooo:paragraph-rsid="00126ed6"/>
    </style:style>
    <style:style style:name="P12" style:family="paragraph" style:parent-style-name="Standard">
      <style:paragraph-properties fo:text-align="justify" style:justify-single-word="false"/>
      <style:text-properties style:font-name="Comic Sans MS" fo:language="de" fo:country="DE" officeooo:rsid="00101211" officeooo:paragraph-rsid="00126ed6"/>
    </style:style>
    <style:style style:name="P13" style:family="paragraph" style:parent-style-name="Standard">
      <style:paragraph-properties fo:text-align="justify" style:justify-single-word="false"/>
      <style:text-properties style:font-name="Comic Sans MS" fo:language="de" fo:country="DE" officeooo:rsid="00126acc" officeooo:paragraph-rsid="00126ed6"/>
    </style:style>
    <style:style style:name="P14" style:family="paragraph" style:parent-style-name="Standard">
      <style:paragraph-properties fo:text-align="justify" style:justify-single-word="false"/>
      <style:text-properties style:font-name="Comic Sans MS" fo:language="de" fo:country="DE" officeooo:rsid="0010ba32" officeooo:paragraph-rsid="00126ed6"/>
    </style:style>
    <style:style style:name="P15" style:family="paragraph" style:parent-style-name="Standard">
      <style:paragraph-properties fo:text-align="justify" style:justify-single-word="false"/>
      <style:text-properties style:font-name="Comic Sans MS" fo:language="de" fo:country="DE" officeooo:rsid="0010ba32" officeooo:paragraph-rsid="0008952d"/>
    </style:style>
    <style:style style:name="P16" style:family="paragraph" style:parent-style-name="Standard">
      <style:paragraph-properties fo:text-align="justify" style:justify-single-word="false"/>
      <style:text-properties style:font-name="Comic Sans MS" fo:language="de" fo:country="DE" officeooo:rsid="0010fade" officeooo:paragraph-rsid="00126ed6"/>
    </style:style>
    <style:style style:name="P17" style:family="paragraph" style:parent-style-name="Standard">
      <style:paragraph-properties fo:text-align="justify" style:justify-single-word="false"/>
      <style:text-properties style:font-name="Comic Sans MS" fo:language="de" fo:country="DE" officeooo:rsid="0010fade" officeooo:paragraph-rsid="0010fade"/>
    </style:style>
    <style:style style:name="P18" style:family="paragraph" style:parent-style-name="Standard">
      <style:paragraph-properties fo:text-align="justify" style:justify-single-word="false"/>
      <style:text-properties style:font-name="Comic Sans MS" fo:language="de" fo:country="DE"/>
    </style:style>
    <style:style style:name="P19" style:family="paragraph" style:parent-style-name="Standard">
      <style:paragraph-properties fo:text-align="justify" style:justify-single-word="false"/>
      <style:text-properties style:font-name="Comic Sans MS" fo:language="de" fo:country="DE" officeooo:rsid="0008952d" officeooo:paragraph-rsid="0008952d"/>
    </style:style>
    <style:style style:name="T1" style:family="text">
      <style:text-properties officeooo:rsid="00092703"/>
    </style:style>
    <style:style style:name="T2" style:family="text">
      <style:text-properties officeooo:rsid="000ac433"/>
    </style:style>
    <style:style style:name="T3" style:family="text">
      <style:text-properties officeooo:rsid="000c3221"/>
    </style:style>
    <style:style style:name="T4" style:family="text">
      <style:text-properties officeooo:rsid="00101211"/>
    </style:style>
    <style:style style:name="T5" style:family="text">
      <style:text-properties officeooo:rsid="0010fade"/>
    </style:style>
    <style:style style:name="T6" style:family="text">
      <style:text-properties officeooo:rsid="00126acc"/>
    </style:style>
    <style:style style:name="T7" style:family="text">
      <style:text-properties officeooo:rsid="00126ed6"/>
    </style:style>
    <style:style style:name="T8" style:family="text">
      <style:text-properties fo:font-weight="normal" officeooo:rsid="00126ed6" style:font-weight-asian="normal" style:font-weight-complex="normal"/>
    </style:style>
    <style:style style:name="T9" style:family="text">
      <style:text-properties officeooo:rsid="00133a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Projektt</text:span>itel</text:p>
      <text:p text:style-name="P6">- Deathstar Defense</text:p>
      <text:p text:style-name="P6">- Deathstar PD <text:span text:style-name="T6">(Planetary Defense)</text:span></text:p>
      <text:p text:style-name="P6">- … ?</text:p>
      <text:p text:style-name="P8"/>
      <text:p text:style-name="P3">Idee</text:p>
      <text:p text:style-name="P7"><text:span text:style-name="T9">Ein </text:span>Tower Defense Spiel, bei dem Türme auf einer Kugel platziert werden.</text:p>
      <text:p text:style-name="P11">Man wird von fliegenden Raumschiffen angegriffen.</text:p>
      <text:p text:style-name="P9"/>
      <text:p text:style-name="P3">Ziel</text:p>
      <text:p text:style-name="P7"><text:span text:style-name="T6">Spiel, das man häufiger Spielen will, weil man entweder überhaupt erst mal bestehen will oder weil man ö</text:span>konomisch <text:span text:style-name="T6">o</text:span>ptim<text:span text:style-name="T6">aler bauen will, um</text:span> <text:span text:style-name="T4">mit mehr Geld oder in geringe­rer Zeit fertig zu sein.</text:span></text:p>
      <text:p text:style-name="P9"/>
      <text:p text:style-name="P3">Zielgruppe</text:p>
      <text:p text:style-name="P12">Casual-Gamer<text:tab/><text:span text:style-name="T6">10 – 20 min</text:span></text:p>
      <text:p text:style-name="P13">oder</text:p>
      <text:p text:style-name="P13">Dazwischen<text:tab/><text:tab/>15 – 30 min</text:p>
      <text:p text:style-name="P13">oder</text:p>
      <text:p text:style-name="P12">Hardcore-Gamer<text:tab/><text:span text:style-name="T6">20 – 40 min</text:span></text:p>
      <text:p text:style-name="P12"/>
      <text:p text:style-name="P12">vermutlich prozentual eher männlich, weil Science Fiction <text:span text:style-name="T7">Setting</text:span></text:p>
      <text:p text:style-name="P9"/>
      <text:p text:style-name="P3">Nutzen <text:span text:style-name="T2">(Bedarf, Abgrenzung zur Konkurrenz)</text:span></text:p>
      <text:p text:style-name="P14"><text:span text:style-name="T6">Bauen und Kämpfen in </text:span>3D statt <text:span text:style-name="T6">in </text:span>2D.</text:p>
      <text:p text:style-name="P13">Keine festen und vorhersagbaren Wege, die Gegner abgehen.</text:p>
      <text:p text:style-name="P13">Es ist nicht die ganze Spielwelt auf einmal sichtbar.</text:p>
      <text:p text:style-name="P9"/>
      <text:p text:style-name="P3">Tonalität (freundlich, seriös, verspielt)</text:p>
      <text:p text:style-name="P16">militärisch, schlicht modelliert, <text:span text:style-name="T7">farbig</text:span></text:p>
      <text:p text:style-name="P9"/>
      <text:p text:style-name="P3">Kommunikationsziel <text:span text:style-name="T7">(das </text:span>einfachste, schnellste, beste)</text:p>
      <text:p text:style-name="P2">innovativ, <text:span text:style-name="T5">herausfordernd, ansteigende Schwierigkeit, übersichtlich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Konzept zu Deathstar PD</text:p>
      <text:p text:style-name="P4">Lars Krafft, Laura Gohl, Christopher Glese, Robin C. Ladiges</text:p>
      <text:p text:style-name="P18"/>
      <text:p text:style-name="P19">Deathstar PD soll ein 3D Tower Defense Spiel in Unity 3D werden, bei welchem Tür­me nicht auf einer zweidimensionalen Ebene, sondern im dreidimensionalem Raum auf einer Kugel – einem Planetoiden – platziert werden. <text:span text:style-name="T1">Vorbild ist der Todesstern aus Star Wars, der von Rebellenraumschiffen angegriffen wurde.</text:span></text:p>
      <text:p text:style-name="P19">…</text:p>
      <text:p text:style-name="P19"/>
      <text:p text:style-name="P19"/>
      <text:p text:style-name="P15"/>
      <text:p text:style-name="P11">Notiz:</text:p>
      <text:p text:style-name="P17">Primärziele farblich anders markieren </text:p>
      <text:p text:style-name="P10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1:21:56.167167074</meta:creation-date>
    <meta:generator>LibreOffice/4.2.6.3$Linux_x86 LibreOffice_project/420m0$Build-3</meta:generator>
    <dc:date>2014-10-05T11:33:12.767225940</dc:date>
    <meta:editing-duration>PT1H2M56S</meta:editing-duration>
    <meta:editing-cycles>16</meta:editing-cycles>
    <meta:document-statistic meta:table-count="0" meta:image-count="0" meta:object-count="0" meta:page-count="2" meta:paragraph-count="30" meta:word-count="197" meta:character-count="1370" meta:non-whitespace-character-count="1196"/>
  </office:meta>
</office:document-meta>
</file>